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0dc5" officeooo:paragraph-rsid="00010dc5"/>
    </style:style>
    <style:style style:name="P2" style:family="paragraph" style:parent-style-name="Standard">
      <style:text-properties officeooo:rsid="00010dc5" officeooo:paragraph-rsid="00010dc5"/>
    </style:style>
    <style:style style:name="P3" style:family="paragraph" style:parent-style-name="Standard">
      <style:text-properties officeooo:rsid="00010dc5" officeooo:paragraph-rsid="001fb5a9"/>
    </style:style>
    <style:style style:name="P4" style:family="paragraph" style:parent-style-name="Standard" style:list-style-name="L1">
      <style:text-properties officeooo:rsid="00010dc5" officeooo:paragraph-rsid="00010dc5"/>
    </style:style>
    <style:style style:name="P5" style:family="paragraph" style:parent-style-name="Standard" style:list-style-name="L2">
      <style:text-properties officeooo:rsid="00010dc5" officeooo:paragraph-rsid="00010dc5"/>
    </style:style>
    <style:style style:name="P6" style:family="paragraph" style:parent-style-name="Standard" style:list-style-name="L3">
      <style:text-properties officeooo:rsid="00010dc5" officeooo:paragraph-rsid="00010dc5"/>
    </style:style>
    <style:style style:name="P7" style:family="paragraph" style:parent-style-name="Standard">
      <style:text-properties officeooo:rsid="00010dc5" officeooo:paragraph-rsid="002c67fa"/>
    </style:style>
    <style:style style:name="P8" style:family="paragraph" style:parent-style-name="Standard">
      <style:text-properties officeooo:rsid="00010dc5" officeooo:paragraph-rsid="002ff9c9"/>
    </style:style>
    <style:style style:name="P9" style:family="paragraph" style:parent-style-name="Standard">
      <style:text-properties fo:font-style="italic" officeooo:rsid="00010dc5" officeooo:paragraph-rsid="00010dc5" style:font-style-asian="italic" style:font-style-complex="italic"/>
    </style:style>
    <style:style style:name="P10" style:family="paragraph" style:parent-style-name="Standard">
      <style:text-properties fo:font-style="italic" officeooo:rsid="0018937b" officeooo:paragraph-rsid="0018937b" style:font-style-asian="italic" style:font-style-complex="italic"/>
    </style:style>
    <style:style style:name="P11" style:family="paragraph" style:parent-style-name="Standard">
      <style:text-properties fo:font-style="italic" fo:font-weight="bold" officeooo:rsid="00010dc5" officeooo:paragraph-rsid="00010dc5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010dc5" officeooo:paragraph-rsid="001d01e1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010dc5" officeooo:paragraph-rsid="001bd3dc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normal" officeooo:rsid="00010dc5" officeooo:paragraph-rsid="00010dc5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officeooo:rsid="0018937b" officeooo:paragraph-rsid="0018937b"/>
    </style:style>
    <style:style style:name="P16" style:family="paragraph" style:parent-style-name="Standard">
      <style:text-properties officeooo:rsid="001fb5a9" officeooo:paragraph-rsid="001fb5a9"/>
    </style:style>
    <style:style style:name="P17" style:family="paragraph" style:parent-style-name="Standard">
      <style:text-properties style:font-name="Courier 10 Pitch" officeooo:rsid="00010dc5" officeooo:paragraph-rsid="00010dc5"/>
    </style:style>
    <style:style style:name="T1" style:family="text">
      <style:text-properties officeooo:rsid="00010dc5"/>
    </style:style>
    <style:style style:name="T2" style:family="text">
      <style:text-properties officeooo:rsid="00047743"/>
    </style:style>
    <style:style style:name="T3" style:family="text">
      <style:text-properties officeooo:rsid="0005c34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7f82"/>
    </style:style>
    <style:style style:name="T6" style:family="text">
      <style:text-properties officeooo:rsid="000b02f4"/>
    </style:style>
    <style:style style:name="T7" style:family="text">
      <style:text-properties officeooo:rsid="000bce54"/>
    </style:style>
    <style:style style:name="T8" style:family="text">
      <style:text-properties officeooo:rsid="000d0805"/>
    </style:style>
    <style:style style:name="T9" style:family="text">
      <style:text-properties officeooo:rsid="000df87b"/>
    </style:style>
    <style:style style:name="T10" style:family="text">
      <style:text-properties officeooo:rsid="000f11c1"/>
    </style:style>
    <style:style style:name="T11" style:family="text">
      <style:text-properties officeooo:rsid="000fd0eb"/>
    </style:style>
    <style:style style:name="T12" style:family="text">
      <style:text-properties officeooo:rsid="00100198"/>
    </style:style>
    <style:style style:name="T13" style:family="text">
      <style:text-properties officeooo:rsid="0012959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5762f"/>
    </style:style>
    <style:style style:name="T16" style:family="text">
      <style:text-properties officeooo:rsid="00162ea5"/>
    </style:style>
    <style:style style:name="T17" style:family="text">
      <style:text-properties officeooo:rsid="00189e89"/>
    </style:style>
    <style:style style:name="T18" style:family="text">
      <style:text-properties officeooo:rsid="001fb5a9"/>
    </style:style>
    <style:style style:name="T19" style:family="text">
      <style:text-properties officeooo:rsid="002478b3"/>
    </style:style>
    <style:style style:name="T20" style:family="text">
      <style:text-properties officeooo:rsid="0027e242"/>
    </style:style>
    <style:style style:name="T21" style:family="text">
      <style:text-properties officeooo:rsid="00283507"/>
    </style:style>
    <style:style style:name="T22" style:family="text">
      <style:text-properties officeooo:rsid="002e5f3b"/>
    </style:style>
    <style:style style:name="T23" style:family="text">
      <style:text-properties officeooo:rsid="002ff9c9"/>
    </style:style>
    <style:style style:name="T24" style:family="text">
      <style:text-properties officeooo:rsid="00312148"/>
    </style:style>
    <style:style style:name="T25" style:family="text">
      <style:text-properties officeooo:rsid="003766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<text:s text:c="5"/>Tout commence par une URL</text:h>
      <text:p text:style-name="P1"/>
      <text:p text:style-name="P1"/>
      <text:p text:style-name="P1"><text:s text:c="4"/>&lt;section&gt;</text:p>
      <text:p text:style-name="P1"><text:s text:c="8"/>URL : Uniform Resource Locator. Identifiant vers une ressource.</text:p>
      <text:p text:style-name="P1"><text:s text:c="8"/>&lt;img src="images/format_url.png" alt=""/&gt;</text:p>
      <text:p text:style-name="P1"/>
      <text:p text:style-name="P1"><text:s text:c="8"/>&lt;ul&gt;</text:p>
      <text:p text:style-name="P1"><text:s text:c="12"/>&lt;li&gt;1 - Scheme: le protocole utilisé (http, https, ftp, data:, javascript:)&lt;/li&gt;</text:p>
      <text:p text:style-name="P1"><text:s text:c="12"/>&lt;li&gt;2 - Séparateur d'URL hierarchique. Il y a des cas ou il n'est pas présent :</text:p>
      <text:p text:style-name="P1"><text:s text:c="16"/>&lt;ul&gt;</text:p>
      <text:p text:style-name="P1"><text:s text:c="20"/>&lt;li&gt;mailto:user@example.com?subject=Hello+world&lt;/li&gt;</text:p>
      <text:p text:style-name="P1"><text:s text:c="20"/>&lt;li&gt;http://fr.wikipedia.org/wiki/Data_URI_scheme&lt;/li&gt;</text:p>
      <text:p text:style-name="P1"><text:s text:c="20"/>&lt;li&gt;javascript:alert(2+2)&lt;/li&gt;</text:p>
      <text:p text:style-name="P1"><text:s text:c="16"/>&lt;/ul&gt;</text:p>
      <text:p text:style-name="P1"><text:s text:c="12"/>&lt;/li&gt;</text:p>
      <text:p text:style-name="P1"><text:s text:c="12"/>&lt;li&gt;3 - Authentification&lt;/li&gt;</text:p>
      <text:p text:style-name="P1"><text:s text:c="12"/>&lt;li&gt;4 - Adresse IPv4, IPv6, nom DNS, ...&lt;/li&gt;</text:p>
      <text:p text:style-name="P1"><text:s text:c="12"/>&lt;li&gt;5 - Port TCP&lt;/li&gt;</text:p>
      <text:p text:style-name="P1"><text:s text:c="12"/>&lt;li&gt;6 - Chemin hierarchique&lt;/li&gt;</text:p>
      <text:p text:style-name="P1"><text:s text:c="12"/>&lt;li&gt;7 - Query string (utile coté serveur)&lt;/li&gt;</text:p>
      <text:p text:style-name="P1"><text:s text:c="12"/>&lt;li&gt;8 - Fragment (Utile coté client)&lt;/li&gt;</text:p>
      <text:p text:style-name="P1"><text:s text:c="8"/>&lt;/ul&gt;</text:p>
      <text:p text:style-name="P1"/>
      <text:p text:style-name="P1"><text:s text:c="8"/>tp: anatomie/url/exemple.txt</text:p>
      <text:p text:style-name="P1"/>
      <text:h text:style-name="Heading_20_1" text:outline-level="1"><text:span text:style-name="T1"><text:s/></text:span>HTTP</text:h>
      <text:p text:style-name="P1"/>
      <text:p text:style-name="P1"><text:s text:c="5"/><text:bookmark-start text:name="__DdeLink__620_1011649979"/><text:s text:c="3"/>http://www.commentcamarche.net/contents/520-le-protocole-http<text:bookmark-end text:name="__DdeLink__620_1011649979"/></text:p>
      <text:p text:style-name="P1"/>
      <text:p text:style-name="P1"/>
      <text:p text:style-name="P1"><text:s text:c="8"/>HTTP : HyperText Transfert Protocol, est le protocole de <text:span text:style-name="T2">communication</text:span> au <text:span text:style-name="T2">cœur</text:span> du WWW.</text:p>
      <text:p text:style-name="P1"><text:s text:c="8"/>Conçus à la base pour récupérer du contenu <text:span text:style-name="T2">statique</text:span> il a évolué pour supporter des applications distribuées complexes.</text:p>
      <text:p text:style-name="P1"/>
      <text:p text:style-name="P1"><text:s text:c="8"/>HTTP/1.0 standard (RFC 1945)</text:p>
      <text:p text:style-name="P1"><text:s text:c="8"/>HTTP/1.1 (RFC 2616) version actuelle (a venir : http://en.wikipedia.org/wiki/HTTP_2.0)</text:p>
      <text:p text:style-name="P1"/>
      <text:p text:style-name="P1"><text:s text:c="8"/>Protocole texte qui repose sur TCP/IP</text:p>
      <text:p text:style-name="P1"/>
      <text:p text:style-name="P1"><text:s text:c="8"/><text:span text:style-name="T4">la première version (HTTP/0.9)</text:span> ne permet pas d'ajout de meta-data :</text:p>
      <text:p text:style-name="P1"><text:s text:c="8"/>une seul ligne texte pour interroger le serveur web :</text:p>
      <text:p text:style-name="P1"/>
      <text:p text:style-name="P1"><text:s text:c="8"/>Exemple :</text:p>
      <text:p text:style-name="P1"/>
      <text:p text:style-name="P1"><text:s text:c="8"/>GET /index.html</text:p>
      <text:p text:style-name="P1"/>
      <text:p text:style-name="P1"><text:s text:c="8"/>pas de possibilité pour le client de donner une préférence de langue, ou les format de <text:soft-page-break/>documents acceptés.</text:p>
      <text:p text:style-name="P1"><text:s text:c="8"/>Pour le serveur, pas de possibilité de de dire au client que le document n'existe plus ou que c'est un autre format que du HTML par exemple</text:p>
      <text:p text:style-name="P1"/>
      <text:p text:style-name="P1"><text:s text:c="8"/>pas de possibilité d'avoir plusieurs hostname sur une <text:span text:style-name="T3">même</text:span> IP</text:p>
      <text:p text:style-name="P1"/>
      <text:p text:style-name="P1"><text:s text:c="8"/><text:span text:style-name="T4">En HTTP/1.0 puis 1.1</text:span>, possibilité d'ajouter des <text:span text:style-name="T3">entêtes</text:span> (HEADERS)</text:p>
      <text:p text:style-name="P1"><text:s text:c="8"/>Ex : User-Agent (Info navigateur), Host (hostname), Accept (MIME document types), Accept-Language, and Referer</text:p>
      <text:p text:style-name="P1"><text:s text:c="8"/>suivi d'une ligne vide et eventuellement un payload</text:p>
      <text:p text:style-name="P1"/>
      <text:p text:style-name="P1"><text:s text:c="8"/>http://en.wikipedia.org/wiki/List_of_HTTP_header_fields</text:p>
      <text:p text:style-name="P1"/>
      <text:p text:style-name="P1"/>
      <text:p text:style-name="P1"><text:s text:c="8"/>type de requetes HTTP: (cf. <text:a xlink:type="simple" xlink:href="http://julien-pauli.developpez.com/tutoriels/web/http/?page=page_3">http://julien-pauli.developpez.com/tutoriels/web/http/?page=page_3</text:a>)</text:p>
      <text:p text:style-name="P1"/>
      <text:p text:style-name="P1"><text:s text:c="8"/>GET : récupération de documents</text:p>
      <text:p text:style-name="P1"><text:s text:c="8"/>HEAD: pareil à GET mais renvoi seulement les entetes HTTP (pour vérifier si le doc à changé par exemple)</text:p>
      <text:p text:style-name="P1"><text:s text:c="8"/>POST: envoi payload sur le serveur (mis à jour de ressources)</text:p>
      <text:p text:style-name="P1"><text:s text:c="8"/>PUT: Creations ressources</text:p>
      <text:p text:style-name="P1"><text:s text:c="8"/>DELETE: Suppression ressources</text:p>
      <text:p text:style-name="P1"><text:s text:c="8"/>TRACE: Sorte de "ping" (le serveur doit retourner dans le corps de la réponse le contenu de la requete reçus (pour vérifier qu'il n'y a pas de proxy entre client et serveur)</text:p>
      <text:p text:style-name="P1"><text:s text:c="8"/>CONNECT: Tunneling avec un proxy HTTP</text:p>
      <text:p text:style-name="P1"/>
      <text:p text:style-name="P14"><text:s text:c="8"/>parler des proxy HTTP:</text:p>
      <text:p text:style-name="P1"><text:s text:c="8"/>Intermédiaire entre le client et le <text:span text:style-name="T5">s</text:span>ite internet destination</text:p>
      <text:p text:style-name="P1"><text:s text:c="8"/>Le proxy peut aussi faire du caching, authentification, access control</text:p>
      <text:p text:style-name="P1"><text:s text:c="8"/>lorsque HTTPS est utilisé, le navigateur utilise le proxy comme un relai TCP (methode CONNECT)</text:p>
      <text:p text:style-name="P1"><text:s text:c="8"/>On utilisera des proxy pour tester la sécurité des sites. Modifier la <text:span text:style-name="T6">requête</text:span> et la réponse <text:span text:style-name="T7">(Burp Suite)</text:span></text:p>
      <text:p text:style-name="P1"/>
      <text:p text:style-name="P1"/>
      <text:p text:style-name="P1"><text:s text:c="8"/>Code réponse du serveur : cf. <text:a xlink:type="simple" xlink:href="http://julien-pauli.developpez.com/tutoriels/web/http/?page=page_4#LIV-B">http://julien-pauli.developpez.com/tutoriels/web/http/?page=page_4#LIV-B</text:a></text:p>
      <text:p text:style-name="P1"/>
      <text:p text:style-name="P1"><text:s text:c="8"/>Quand il y a une erreur dans une appli web il FAUT renvoyer le code retour correspondant (au lieu de renvoyer 200 OK avec le message d'erreur dans le <text:span text:style-name="T9">corps</text:span> du document, ça facilite les tests <text:span text:style-name="T9">notamment</text:span>)</text:p>
      <text:p text:style-name="P1"/>
      <text:p text:style-name="P12"><text:s text:c="4"/>V<text:span text:style-name="T8">o</text:span>ir exemple avec console chrome (ou firebug) : cf. images/console_http.jpg</text:p>
      <text:p text:style-name="P11"/>
      <text:p text:style-name="P13"><text:s text:c="8"/>tester burp interception proxy avec webgoat / general / http basic</text:p>
      <text:p text:style-name="P1"/>
      <text:h text:style-name="Heading_20_1" text:outline-level="1"><text:s text:c="8"/><text:span text:style-name="T4">cookies</text:span> :</text:h>
      <text:p text:style-name="P1"><text:s text:c="8"/><text:span text:style-name="T10">permet</text:span> au serveur de stocker des pairs clef/valeur coté client (<text:span text:style-name="T11">entête</text:span> Set-Cookie dans la réponse HTTP)</text:p>
      <text:p text:style-name="P1"><text:s text:c="8"/>Façon courante de maintenir des sessions et authentifier les <text:span text:style-name="T12">requêtes</text:span> utilisateur</text:p>
      <text:p text:style-name="P1"><text:soft-page-break/></text:p>
      <text:p text:style-name="P9"><text:s text:c="8"/>Attributs des cookies:</text:p>
      <text:p text:style-name="P1"><text:s text:c="8"/><text:span text:style-name="T14">Expires</text:span>: <text:span text:style-name="T13">date expirtion</text:span></text:p>
      <text:p text:style-name="P1"><text:s text:c="8"/><text:span text:style-name="T14">DOmain</text:span>: resstreindre à un domaine et pas au hostname</text:p>
      <text:p text:style-name="P1"><text:s text:c="8"/><text:span text:style-name="T14">Secure attribute</text:span> : <text:s/>Prevents the resulting cookie from being sent over</text:p>
      <text:p text:style-name="P1"><text:s text:c="8"/>nonencrypted connections.</text:p>
      <text:p text:style-name="P1"><text:s text:c="8"/>HttpOnly attribute Removes the ability to read the cookie through the</text:p>
      <text:p text:style-name="P1"><text:s text:c="8"/>document.cookie API in JavaScript. </text:p>
      <text:p text:style-name="P1"/>
      <text:h text:style-name="Heading_20_1" text:outline-level="1"><text:s text:c="8"/>HTTPS et certificats:</text:h>
      <text:p text:style-name="P1"><text:s text:c="8"/>HTTP = echanges en texte clair</text:p>
      <text:p text:style-name="P1"><text:s text:c="8"/>solution : encapsuler HTTP dans une couche de transport chiffrée : Transport Layer Security (a.k.a SSL)</text:p>
      <text:p text:style-name="P1"><text:s text:c="8"/>Cryptographie à clef publique (expliquer le concept, vidéo reférence, ...)</text:p>
      <text:p text:style-name="P1"><text:s text:c="8"/>Des <text:span text:style-name="T16">c</text:span>lef publiques d'autorité de certification sont à <text:span text:style-name="T15">l’intérieur</text:span> de vos navigateurs (aller les voir dans la conf)</text:p>
      <text:p text:style-name="P1"/>
      <text:p text:style-name="P1"><text:s text:c="8"/>https://www.owasp.org/index.php/Category:OWASP_CAL9000_Project (http://sec101.sourceforge.net/CAL9000/)</text:p>
      <text:p text:style-name="P1"/>
      <text:h text:style-name="Heading_20_1" text:outline-level="1">TP paquets :</text:h>
      <text:p text:style-name="P15"/>
      <text:p text:style-name="P15">Utiliser wireshark dans Kali.</text:p>
      <text:p text:style-name="P15">Ouvrir capture tp/tech/tcpip/http_perdu_com.pcapng</text:p>
      <text:p text:style-name="P15"/>
      <text:p text:style-name="P15">Capture samples là : http://wiki.wireshark.org/SampleCaptures#HyperText_Transport_Protocol_.28HTTP.29</text:p>
      <text:p text:style-name="P15"/>
      <text:p text:style-name="P15">parler de la requete DNS</text:p>
      <text:p text:style-name="P15"/>
      <text:p text:style-name="P15">http://www.plixer.com/blog/scrutinizer/free-wireshark-training-packet-capture-101/</text:p>
      <text:p text:style-name="P15"/>
      <text:p text:style-name="P15">Filtre de capture et d'affichage :</text:p>
      <text:p text:style-name="P15">http://openmaniak.com/fr/wireshark_filters.php</text:p>
      <text:p text:style-name="P15">http://wiki.wireshark.org/CaptureFilters ET http://wiki.wireshark.org/DisplayFilters</text:p>
      <text:p text:style-name="P15"/>
      <text:p text:style-name="P15">Challenges honeynet (forensic - analyse de paquets) : http://www.honeynet.org/challenges</text:p>
      <text:p text:style-name="P15"/>
      <text:p text:style-name="P15">MOT DE PASSE :</text:p>
      <text:p text:style-name="P15"/>
      <text:p text:style-name="P15">Sniff mot de passe avec webgoat / insecure communication / insecure login</text:p>
      <text:p text:style-name="P10">March<text:span text:style-name="T17">e</text:span> sur un hub (sur switch il faut faire ARP spoofing ou ARP poisoning :http://fr.wikipedia.org/wiki/ARP_poisoning)</text:p>
      <text:p text:style-name="P1"/>
      <text:p text:style-name="P1"/>
      <text:p text:style-name="P1"/>
      <text:p text:style-name="P1"/>
      <text:h text:style-name="Heading_20_1" text:outline-level="1"><text:soft-page-break/>TP netcat</text:h>
      <text:p text:style-name="P15"/>
      <text:p text:style-name="P3"><text:s text:c="3"/><text:span text:style-name="T18">nc example.org 80</text:span></text:p>
      <text:p text:style-name="P16"/>
      <text:p text:style-name="P16">referrer spoofing (exemple de falsification d'entete), exemple du "Referer" :</text:p>
      <text:p text:style-name="P16">http://www.whatismyreferer.com/</text:p>
      <text:p text:style-name="P16"/>
      <text:p text:style-name="P16">-------------</text:p>
      <text:p text:style-name="P16"/>
      <text:p text:style-name="P16">nc www.whatismyreferer.com 80</text:p>
      <text:p text:style-name="P16"/>
      <text:p text:style-name="P16">GET / HTTP/1.1</text:p>
      <text:p text:style-name="P16">Host: www.whatismyreferer.com</text:p>
      <text:p text:style-name="P16">Referrer: mypage.com</text:p>
      <text:p text:style-name="P16">User-Agent: my-browser</text:p>
      <text:p text:style-name="P16"/>
      <text:p text:style-name="P16">---------------</text:p>
      <text:h text:style-name="Heading_20_1" text:outline-level="1"/>
      <text:h text:style-name="Heading_20_1" text:outline-level="1">Coté serveur</text:h>
      <text:p text:style-name="P1"/>
      <text:p text:style-name="P1"/>
      <text:p text:style-name="P1"><text:s text:c="8"/>Avant web entièrement statique. Maintenant beaucoup de contenu généré dynamiquement</text:p>
      <text:p text:style-name="P1"/>
      <text:p text:style-name="P1"><text:s text:c="8"/><text:span text:style-name="T14">paramètres qui permet au serveur de générer contenu pour un individu en particulier:</text:span></text:p>
      <text:list xml:id="list8365784323739053914" text:style-name="L1">
        <text:list-item>
          <text:p text:style-name="P4">In the URL query string</text:p>
        </text:list-item>
        <text:list-item>
          <text:p text:style-name="P4"><text:s text:c="8"/>In the file path of REST-style URLs</text:p>
        </text:list-item>
        <text:list-item>
          <text:p text:style-name="P4"><text:s text:c="8"/>In HTTP cookies</text:p>
        </text:list-item>
        <text:list-item>
          <text:p text:style-name="P4"><text:s text:c="8"/>In the body of requests using the POST method</text:p>
        </text:list-item>
      </text:list>
      <text:p text:style-name="P1"/>
      <text:p text:style-name="P1"><text:s text:c="8"/>En plus de ça le serveur peut utiliser les <text:span text:style-name="T19">entêtes</text:span> HTTP (par exemple User-Agent pour <text:span text:style-name="T19">optimiser</text:span> la réponse pour un device en particulier)</text:p>
      <text:p text:style-name="P1"/>
      <text:p text:style-name="P1"><text:s text:c="2"/><text:span text:style-name="T14"><text:s text:c="6"/>Technologies coté serveur:</text:span></text:p>
      <text:list xml:id="list2537021759168654525" text:style-name="L2">
        <text:list-item>
          <text:p text:style-name="P5">Scripting languages such as PHP, VBScript, and Perl</text:p>
        </text:list-item>
        <text:list-item>
          <text:p text:style-name="P5"><text:s text:c="8"/>Web application platforms such as ASP.NET and Java</text:p>
        </text:list-item>
        <text:list-item>
          <text:p text:style-name="P5"><text:s text:c="8"/>Web servers such as Apache, IIS, and Netscape Enterprise</text:p>
        </text:list-item>
        <text:list-item>
          <text:p text:style-name="P5"><text:s text:c="8"/>Databases such as MS-SQL, Oracle, and MySQL</text:p>
        </text:list-item>
        <text:list-item>
          <text:p text:style-name="P5"><text:s text:c="8"/>Other back-end components such as fi lesystems, SOAP-based web services,</text:p>
        </text:list-item>
        <text:list-item>
          <text:p text:style-name="P5"><text:s text:c="8"/>and directory service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Coté client</text:h>
      <text:p text:style-name="P1"/>
      <text:h text:style-name="Heading_20_2" text:outline-level="2"><text:s text:c="8"/>HTML :</text:h>
      <text:p text:style-name="P1"><text:s text:c="8"/>parseur HTML <text:span text:style-name="T21">différent d'un navigateur à l'autre</text:span></text:p>
      <text:p text:style-name="P1"/>
      <text:p text:style-name="P1"><text:s text:c="8"/>trouver des exemples à tester avec différents navigateurs</text:p>
      <text:p text:style-name="P1"/>
      <text:h text:style-name="Heading_20_2" text:outline-level="2"><text:s text:c="8"/>Hyperlien:</text:h>
      <text:p text:style-name="P17"><text:s text:c="8"/>&lt;a href="?redir=/updates/update29.html"&gt;What's happening?&lt;/a&gt;</text:p>
      <text:p text:style-name="P1"><text:s text:c="8"/>Le navigateur fait la requete HTTP :</text:p>
      <text:p text:style-name="P17"><text:s text:c="8"/>GET /news/8/?redir=/updates/update29.html HTTP/1.1</text:p>
      <text:p text:style-name="P17"><text:s text:c="8"/>Host: mdsec.net</text:p>
      <text:p text:style-name="P1"/>
      <text:h text:style-name="Heading_20_2" text:outline-level="2"><text:s text:c="8"/>FORMS:</text:h>
      <text:p text:style-name="P1"/>
      <text:p text:style-name="P17"><text:s text:c="8"/>&lt;form action=”/secure/login.php?app=quotations” method=”post”&gt;</text:p>
      <text:p text:style-name="P17"><text:s text:c="12"/>username: &lt;input type=”text” name=”username”&gt;&lt;br&gt;</text:p>
      <text:p text:style-name="P17"><text:s text:c="12"/>password: &lt;input type=”password” name=”password”&gt;</text:p>
      <text:p text:style-name="P17"><text:s text:c="12"/>&lt;input type=”hidden” name=”redir” value=”/secure/home.php”&gt;</text:p>
      <text:p text:style-name="P17"><text:s text:c="12"/>&lt;input type=”submit” name=”submit” value=”log in”&gt;</text:p>
      <text:p text:style-name="P17"><text:s text:c="8"/>&lt;/form&gt;</text:p>
      <text:p text:style-name="P1"/>
      <text:p text:style-name="P1"><text:s text:c="3"/></text:p>
      <text:p text:style-name="P1"/>
      <text:p text:style-name="P1"><text:s text:c="8"/>POST /secure/login.php?app=quotations HTTP/1.1</text:p>
      <text:p text:style-name="P1"><text:s text:c="8"/>Host: wahh-app.com</text:p>
      <text:p text:style-name="P1"><text:s text:c="8"/>Content-Type: application/x-www-form-urlencoded</text:p>
      <text:p text:style-name="P1"><text:s text:c="8"/>Content-Length: 39</text:p>
      <text:p text:style-name="P1"><text:s text:c="8"/>Cookie: SESS=GTnrpx2ss2tSWSnhXJGyG0LJ47MXRsjcFM6Bd</text:p>
      <text:p text:style-name="P1"/>
      <text:p text:style-name="P1"><text:s text:c="8"/>username=daf&amp;password=foo&amp;redir=/secure/home.php&amp;submit=log+in</text:p>
      <text:p text:style-name="P1"/>
      <text:h text:style-name="Heading_20_2" text:outline-level="2"><text:s text:c="8"/>JAVASCRIPT:</text:h>
      <text:p text:style-name="P1"><text:s text:c="8"/>tache courantes:</text:p>
      <text:list xml:id="list4244679072515973607" text:style-name="L3">
        <text:list-item>
          <text:p text:style-name="P6">Validating user-entered data before it is submitted to the server to avoid unnecessary requests if the data contains errors</text:p>
        </text:list-item>
        <text:list-item>
          <text:p text:style-name="P6"><text:s text:c="8"/>Dynamically modifying the user interface in response to user actions — for example, to implement drop-down menus and other controls familiar from non-web interfaces</text:p>
        </text:list-item>
        <text:list-item>
          <text:p text:style-name="P6"><text:s text:c="8"/>Querying and updating the document object model (DOM) within the browser to control the browser’s behavior </text:p>
        </text:list-item>
      </text:list>
      <text:p text:style-name="P1"/>
      <text:h text:style-name="Heading_20_2" text:outline-level="2"><text:soft-page-break/><text:s text:c="8"/>DOM : </text:h>
      <text:p text:style-name="P7">Représentation abstraite du document HTML qui peut <text:span text:style-name="T22">être</text:span> manipulée à partir de l'API (ex<text:span text:style-name="T22">e</text:span>mples et exercice avec la console javascript)</text:p>
      <text:p text:style-name="P1"/>
      <text:h text:style-name="Heading_20_2" text:outline-level="2"><text:s text:c="8"/>Ajax </text:h>
      <text:p text:style-name="P8">(Asynchronous JavaScript and XML) : ensemble de technique de programmation permettant à une application web d'avoir le look'n'feel d'un logiciel classique.</text:p>
      <text:p text:style-name="P1"/>
      <text:h text:style-name="Heading_20_2" text:outline-level="2"><text:s text:c="8"/>Same origin policy : </text:h>
      <text:p text:style-name="P8">implémenté dans les navigateurs et <text:span text:style-name="T24">prévoit</text:span> <text:span text:style-name="T23">d’empêcher</text:span> l'interaction entre contenus d'origine différents.</text:p>
      <text:p text:style-name="P8"/>
      <text:p text:style-name="P8"/>
      <text:p text:style-name="P1"><text:s text:c="8"/>Basically, content received from one website is allowed to read</text:p>
      <text:p text:style-name="P1"><text:s text:c="8"/>and modify other content received from the same site but is not allowed to</text:p>
      <text:p text:style-name="P1"><text:s text:c="8"/>access content received from other sites.</text:p>
      <text:p text:style-name="P1"/>
      <text:p text:style-name="P1"><text:s text:c="8"/>En pratique, faire attention à quelques points:</text:p>
      <text:p text:style-name="P1"/>
      <text:p text:style-name="P1"><text:s text:c="8"/>- A page residing on one domain can cause an arbitrary request to be made</text:p>
      <text:p text:style-name="P1"><text:s text:c="8"/>to another domain (for example, by submitting a form or loading an</text:p>
      <text:p text:style-name="P1"><text:s text:c="8"/>image). But it cannot itself process the data returned from that request.</text:p>
      <text:p text:style-name="P1"/>
      <text:p text:style-name="P1"><text:s text:c="8"/>- A page residing on one domain can load a script from another domain and</text:p>
      <text:p text:style-name="P1"><text:s text:c="8"/>execute this within its own context. This is because scripts are assumed</text:p>
      <text:p text:style-name="P1"><text:s text:c="8"/>to contain code, rather than data, so cross-domain access should not lead</text:p>
      <text:p text:style-name="P1"><text:s text:c="8"/>to disclosure of any sensitive information.</text:p>
      <text:p text:style-name="P1"/>
      <text:p text:style-name="P1"><text:s text:c="8"/>- A page residing on one domain cannot read or modify the cookies or</text:p>
      <text:p text:style-name="P1"><text:s text:c="8"/>other DOM data belonging to another domain.</text:p>
      <text:p text:style-name="P1"/>
      <text:p text:style-name="P1"><text:s text:c="8"/>These features can lead to various cross-domain attacks, such as inducing</text:p>
      <text:p text:style-name="P1"><text:s text:c="8"/>user actions and capturing data. Further complications arise with browser</text:p>
      <text:p text:style-name="P1"><text:s text:c="8"/>extension technologies, which implement same-origin restrictions in different</text:p>
      <text:p text:style-name="P1"><text:s text:c="8"/>ways.</text:p>
      <text:p text:style-name="P1"/>
      <text:h text:style-name="Heading_20_2" text:outline-level="2"><text:s text:c="8"/>HTML5:</text:h>
      <text:p text:style-name="P1"><text:s text:c="8"/>It introduces various new tags, attributes, and APIs that can be leveraged</text:p>
      <text:p text:style-name="P1"><text:s text:c="8"/>to deliver cross-site scripting and other attacks</text:p>
      <text:p text:style-name="P1"/>
      <text:p text:style-name="P1"><text:s text:c="8"/>It modifi es the core Ajax technology, XMLHttpRequest, to enable two-way</text:p>
      <text:p text:style-name="P1"><text:s text:c="8"/>cross-domain interaction in certain situations. This can lead to new crossdomain</text:p>
      <text:p text:style-name="P1"><text:s text:c="8"/>attacks,</text:p>
      <text:p text:style-name="P1"/>
      <text:p text:style-name="P1"><text:s text:c="8"/>It introduces new mechanisms for client-side data storage, which can lead</text:p>
      <text:p text:style-name="P1"><text:s text:c="8"/>to user privacy issues, and new categories of attack such as client-side SQL</text:p>
      <text:p text:style-name="P1"><text:s text:c="8"/>injection,</text:p>
      <text:p text:style-name="P1"><text:soft-page-break/></text:p>
      <text:p text:style-name="P1"><text:s text:c="8"/>Le "Web 2.0" : couverture d'attaque plus grande:</text:p>
      <text:p text:style-name="P1"/>
      <text:p text:style-name="P1"><text:s text:c="8"/>Heavy use of Ajax for performing asynchronous, behind-the-scenes requests</text:p>
      <text:p text:style-name="P1"><text:s text:c="8"/>n Increased cross-domain integration using various techniques</text:p>
      <text:p text:style-name="P1"><text:s text:c="8"/>n Use of new technologies on the client side, including XML, JSON, and Flex</text:p>
      <text:p text:style-name="P1"><text:s text:c="8"/>n More prominent functionality supporting user-generated content, information</text:p>
      <text:p text:style-name="P1"><text:s text:c="8"/>sharing, and interaction</text:p>
      <text:p text:style-name="P1"/>
      <text:p text:style-name="P1"><text:s text:c="8"/>Les plugins du navigateur :</text:p>
      <text:p text:style-name="P1"><text:s text:c="8"/>n Java applets</text:p>
      <text:p text:style-name="P1"><text:s text:c="8"/>n ActiveX controls</text:p>
      <text:p text:style-name="P1"><text:s text:c="8"/>n Flash objects</text:p>
      <text:p text:style-name="P1"><text:s text:c="8"/>n Silverlight objects</text:p>
      <text:p text:style-name="P1"/>
      <text:p text:style-name="P1"/>
      <text:h text:style-name="Heading_20_1" text:outline-level="1"><text:s text:c="8"/>Schémas de codages</text:h>
      <text:p text:style-name="P1"/>
      <text:p text:style-name="P1"><text:s text:c="8"/>les protocoles HTTP et le langague HTML sont basé sur du texte.</text:p>
      <text:p text:style-name="P1"><text:s text:c="8"/>un attaquant va manipuler les codage dans les différentes couche pour provoquer des comportements inattendus.</text:p>
      <text:p text:style-name="P1"/>
      <text:h text:style-name="Heading_20_2" text:outline-level="2"><text:s text:c="8"/>URL ENCODING:</text:h>
      <text:p text:style-name="P1"><text:s text:c="8"/>Les URL peuvent seulement contenir des caracères US-ASCII imprimables (i.e. de 0x20 à 0x7e cf. http://www.table-ascii.com/)</text:p>
      <text:p text:style-name="P1"><text:s text:c="8"/>meme dans cet interval certain caractères sont résérvés car ils on des signifiations particulières (cf. parse URL par navigateur)</text:p>
      <text:p text:style-name="P1"><text:s text:c="8"/>% + code hexa sur 2 caractère</text:p>
      <text:p text:style-name="P1"><text:s text:c="8"/>ex :</text:p>
      <text:p text:style-name="P1"/>
      <text:p text:style-name="P1"><text:s text:c="8"/>%3d — =</text:p>
      <text:p text:style-name="P1"><text:s text:c="8"/>%25 — %</text:p>
      <text:p text:style-name="P1"><text:s text:c="8"/>%20 — Space</text:p>
      <text:p text:style-name="P1"><text:s text:c="8"/>%0a — New line</text:p>
      <text:p text:style-name="P1"><text:s text:c="8"/>%00 — Null byte</text:p>
      <text:p text:style-name="P1"/>
      <text:p text:style-name="P1"><text:s text:c="8"/>Tester avec : http://sec101.sourceforge.net/CAL9000/#charEncoder (mettre text url encodé dans champ "Encoded Text:" et selectionner "Url %XX" dans la liste "Select decoding type"</text:p>
      <text:p text:style-name="P1"><text:s text:c="8"/>"+" est équivalant de %20 = caractère ESPACE</text:p>
      <text:p text:style-name="P1"/>
      <text:h text:style-name="Heading_20_2" text:outline-level="2"><text:s text:c="8"/>UNICODE:</text:h>
      <text:p text:style-name="P1"><text:s text:c="8"/>Système d'encodage de caractères qui permet d'encoder tous les caractères dans toutes les langues du monde</text:p>
      <text:p text:style-name="P1"><text:s text:c="8"/>Notemment utilisé par des attaquants pour bypasser les filtres</text:p>
      <text:p text:style-name="P1"><text:s text:c="8"/>%u + code unicode hexa</text:p>
      <text:p text:style-name="P1"><text:s text:c="8"/>Ex :</text:p>
      <text:p text:style-name="P1"><text:s text:c="8"/>%u2215 — /</text:p>
      <text:p text:style-name="P1"><text:s text:c="8"/>%u00e9 — é</text:p>
      <text:p text:style-name="P1"><text:soft-page-break/></text:p>
      <text:h text:style-name="Heading_20_2" text:outline-level="2"><text:s text:c="8"/>HTML encoding:</text:h>
      <text:p text:style-name="P1"><text:s text:c="8"/>pour intégrer dans un document HTML des caractères qui serait normalement inteprété.</text:p>
      <text:p text:style-name="P1"/>
      <text:p text:style-name="P1"><text:s text:c="8"/>&lt;!--</text:p>
      <text:p text:style-name="P1"><text:s text:c="8"/>&amp;quot; — "</text:p>
      <text:p text:style-name="P1"><text:s text:c="8"/>&amp;apos; — '</text:p>
      <text:p text:style-name="P1"><text:s text:c="8"/>&amp;amp; — &amp;</text:p>
      <text:p text:style-name="P1"><text:s text:c="8"/>&amp;lt; — &lt;</text:p>
      <text:p text:style-name="P1"><text:s text:c="8"/>&amp;gt; — &gt;</text:p>
      <text:p text:style-name="P1"><text:s text:c="8"/>--&gt;</text:p>
      <text:p text:style-name="P1"/>
      <text:p text:style-name="P1"><text:s text:c="8"/>tous les <text:span text:style-name="T25">caractères</text:span> ASCII on un codage HTML correspondant :</text:p>
      <text:p text:style-name="P1"><text:s text:c="8"/>Ex :</text:p>
      <text:p text:style-name="P1"><text:s text:c="8"/>&amp;#34; — "</text:p>
      <text:p text:style-name="P1"><text:s text:c="8"/>&amp;#39; — '</text:p>
      <text:p text:style-name="P1"/>
      <text:p text:style-name="P1"><text:s text:c="8"/>Rapport avec le test de failles XSS : si la réponse renvoi l'input tel quelle -&gt; XSS probable, si l'input est renvoyé avec les caractères encodé -&gt; probable pb XSS</text:p>
      <text:p text:style-name="P1"/>
      <text:h text:style-name="Heading_20_2" text:outline-level="2"><text:s text:c="8"/>BASE64:</text:h>
      <text:p text:style-name="P1"><text:s text:c="8"/>Pour représenter n'importe quelle donnée binaire sous forme ASCII</text:p>
      <text:p text:style-name="P1"><text:s text:c="8"/>Ex: transmission binaire dans des cookies, ou encore pour obfusquer certaines donné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1:08:51.857993201</meta:creation-date>
    <dc:date>2014-03-03T22:44:30.216534210</dc:date>
    <dc:creator>kondor </dc:creator>
    <meta:editing-duration>PT31M17S</meta:editing-duration>
    <meta:editing-cycles>53</meta:editing-cycles>
    <meta:generator>LibreOffice/4.1.3.2$Linux_X86_64 LibreOffice_project/410m0$Build-2</meta:generator>
    <meta:document-statistic meta:table-count="0" meta:image-count="0" meta:object-count="0" meta:page-count="8" meta:paragraph-count="221" meta:word-count="1565" meta:character-count="12663" meta:non-whitespace-character-count="9715"/>
  </office:meta>
</office:document-meta>
</file>